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/>
    </style:style>
    <style:style style:name="P2" style:family="paragraph" style:parent-style-name="Standard">
      <style:paragraph-properties fo:margin-top="0in" fo:margin-bottom="0.139in" fo:line-height="115%"/>
      <style:text-properties fo:font-size="12pt" fo:language="en" fo:country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.139in" fo:line-height="115%"/>
      <style:text-properties fo:font-size="12pt" fo:language="en" fo:country="none" style:font-size-asian="12pt" style:font-size-complex="12pt"/>
    </style:style>
    <style:style style:name="P4" style:family="paragraph" style:parent-style-name="Standard">
      <style:paragraph-properties fo:margin-top="0in" fo:margin-bottom="0.139in" fo:line-height="50%"/>
      <style:text-properties fo:font-size="14pt" fo:language="en" fo:country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.139in" fo:line-height="115%" fo:text-align="center" style:justify-single-word="false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6" style:family="paragraph" style:parent-style-name="Standard" style:master-page-name="Standard">
      <style:paragraph-properties fo:margin-top="0in" fo:margin-bottom="0.139in" fo:line-height="50%" style:page-number="auto"/>
      <style:text-properties fo:font-size="14pt" fo:language="en" fo:country="none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margin-top="0in" fo:margin-bottom="0.139in" fo:line-height="50%"/>
      <style:text-properties fo:font-size="12pt" fo:language="en" fo:country="none" style:font-size-asian="12pt" style:font-size-complex="12pt"/>
    </style:style>
    <style:style style:name="P8" style:family="paragraph" style:parent-style-name="Standard" style:list-style-name="L2">
      <style:paragraph-properties fo:margin-top="0in" fo:margin-bottom="0.139in" fo:line-height="115%"/>
      <style:text-properties fo:font-size="12pt" fo:language="en" fo:country="none" style:font-size-asian="12pt" style:font-size-complex="12pt"/>
    </style:style>
    <style:style style:name="P9" style:family="paragraph" style:parent-style-name="Standard" style:list-style-name="L3">
      <style:paragraph-properties fo:margin-top="0in" fo:margin-bottom="0.139in" fo:line-height="115%"/>
      <style:text-properties fo:font-size="12pt" fo:language="en" fo:country="none" style:font-size-asian="12pt" style:font-size-complex="12pt"/>
    </style:style>
    <style:style style:name="P10" style:family="paragraph" style:parent-style-name="Standard" style:list-style-name="L4">
      <style:paragraph-properties fo:margin-top="0in" fo:margin-bottom="0.139in" fo:line-height="115%"/>
      <style:text-properties fo:font-size="12pt" fo:language="en" fo:country="none" style:font-size-asian="12pt" style:font-size-complex="12pt"/>
    </style:style>
    <style:style style:name="P11" style:family="paragraph" style:parent-style-name="Standard" style:list-style-name="L5">
      <style:paragraph-properties fo:margin-top="0in" fo:margin-bottom="0.139in" fo:line-height="115%"/>
      <style:text-properties fo:font-size="12pt" fo:language="en" fo:country="none" style:font-size-asian="12pt" style:font-size-complex="12pt"/>
    </style:style>
    <style:style style:name="T1" style:family="text">
      <style:text-properties style:use-window-font-color="true" fo:font-size="12pt" fo:language="en" fo:country="none" style:text-underline-style="none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1in" fo:text-indent="-0.25in" fo:margin-left="0.7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1in" fo:text-indent="-0.25in" fo:margin-left="1.28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1in" fo:text-indent="-0.25in" fo:margin-left="1.53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1in" fo:text-indent="-0.25in" fo:margin-left="2.28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oftmetrix Beograd</text:p>
      <text:p text:style-name="P4">Zadatak za praksu</text:p>
      <text:p text:style-name="P5"/>
      <text:p text:style-name="P5"/>
      <text:p text:style-name="P5">Elektronski dnevnik</text:p>
      <text:p text:style-name="P5"/>
      <text:p text:style-name="P3">Potrebno je napraviti aplikaciju za elektronsko evidentiranje ocena ucenika po predmetima kao i pracenje istih.</text:p>
      <text:p text:style-name="P3">Aplikacija treba da ima login. Pristup aplikaciji da imaju sledece uloge: </text:p>
      <text:list xml:id="list2823117958045834774" text:style-name="L1">
        <text:list-item>
          <text:p text:style-name="P7">ucitelj</text:p>
        </text:list-item>
        <text:list-item>
          <text:p text:style-name="P7">roditelj</text:p>
        </text:list-item>
        <text:list-item>
          <text:p text:style-name="P7">direktor</text:p>
        </text:list-item>
        <text:list-item>
          <text:p text:style-name="P7">administrator</text:p>
        </text:list-item>
      </text:list>
      <text:p text:style-name="P3">Ucitelj i roditelj mogu komunicirati i u vidu poruka preko aplikacije.</text:p>
      <text:p text:style-name="P2"/>
      <text:p text:style-name="P2">Uloga ucitelja :</text:p>
      <text:list xml:id="list8759611739768403864" text:style-name="L2">
        <text:list-item>
          <text:p text:style-name="P8">moze imati jedno odeljenje i jedino njemu moze pristupiti</text:p>
        </text:list-item>
        <text:list-item>
          <text:p text:style-name="P8">moze pristupati svom odeljenju i upisivati, brisati i zakljucivati ocene</text:p>
        </text:list-item>
        <text:list-item>
          <text:p text:style-name="P8">da ima pristup delu aplikacije u kojoj ce prihvatati i odbijati zahtev za dolazak roditelja na otvorena vrata</text:p>
        </text:list-item>
        <text:list-item>
          <text:p text:style-name="P8">da ima pristup odeljku za poruke (moze funkcionisati preko ajax-a a moze i da se ocekuje od ucitelja da ucita ponovo stranu kako bi video nove poruke)</text:p>
        </text:list-item>
        <text:list-item>
          <text:p text:style-name="P8">da ima pristup odeljku u kome bi bio ispisan raspored casova</text:p>
        </text:list-item>
      </text:list>
      <text:p text:style-name="P2"/>
      <text:p text:style-name="P2"><text:soft-page-break/>Uloga roditelja:</text:p>
      <text:list xml:id="list5837657668115343952" text:style-name="L3">
        <text:list-item>
          <text:p text:style-name="P9">da ima pristip i uvid u ocene jedino za svoje dete</text:p>
        </text:list-item>
        <text:list-item>
          <text:p text:style-name="P9">da ima pristup delu aplikacije u kojoj ce zakazati dolazak na otvorena vrata kod ucitelja u vreme otvorenih vrata</text:p>
        </text:list-item>
        <text:list-item>
          <text:p text:style-name="P9">Odeljak za poruke ista logika kao za ucitelja.</text:p>
        </text:list-item>
        <text:list-item>
          <text:p text:style-name="P9">Da ima pristup odeljku sa obavestenjima za roditelje. <text:s/></text:p>
        </text:list-item>
      </text:list>
      <text:p text:style-name="P2"/>
      <text:p text:style-name="P2">Uloga direktora:</text:p>
      <text:list xml:id="list8405557686547418423" text:style-name="L4">
        <text:list-item>
          <text:p text:style-name="P10">da ima pristup statistici uspesnosti odeljenja po predmetima</text:p>
        </text:list-item>
        <text:list-item>
          <text:p text:style-name="P10">da ima pristup statistici uspesnosti po predmetima na nivou skole </text:p>
        </text:list-item>
      </text:list>
      <text:p text:style-name="P1"><text:span text:style-name="T2">(Preporuka koristiti AmCharts biblioteku </text:span><text:a xlink:type="simple" xlink:href="https://www.amcharts.com/" text:style-name="Internet_20_link" text:visited-style-name="Visited_20_Internet_20_Link"><text:span text:style-name="T1">https://www.amcharts.com/</text:span></text:a><text:span text:style-name="T2">).</text:span></text:p>
      <text:p text:style-name="P2"/>
      <text:p text:style-name="P2">Uloga administratora:</text:p>
      <text:list xml:id="list5646764828417774734" text:style-name="L5">
        <text:list-item>
          <text:p text:style-name="P11">pristup jedino stranici za podesavanja (administriranje aplikacije) :</text:p>
          <text:list>
            <text:list-item>
              <text:list>
                <text:list-item>
                  <text:p text:style-name="P11">da dodaje, brise i menja korisnike</text:p>
                </text:list-item>
                <text:list-item>
                  <text:p text:style-name="P11">da korisnicima dodeljuje uloge</text:p>
                </text:list-item>
                <text:list-item>
                  <text:p text:style-name="P11">da dodaje, brise i menja predmete i odeljenja</text:p>
                </text:list-item>
                <text:list-item>
                  <text:p text:style-name="P11">da dodaje, brise i menja raspored casova</text:p>
                </text:list-item>
                <text:list-item>
                  <text:p text:style-name="P11">da upravlja odeljkom za obavestenja roditeljima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2-21T17:13:24.13</dc:date>
    <dc:creator>Bojana Majstorovic</dc:creator>
    <meta:generator>OpenOffice/4.1.6$Win32 OpenOffice.org_project/416m1$Build-9790</meta:generator>
    <meta:editing-duration>PT39M24S</meta:editing-duration>
    <meta:editing-cycles>9</meta:editing-cycles>
    <meta:document-statistic meta:table-count="0" meta:image-count="0" meta:object-count="0" meta:page-count="2" meta:paragraph-count="32" meta:word-count="261" meta:character-count="1606"/>
  </office:meta>
</office:document-meta>
</file>